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2%" fo:text-align="center" style:justify-single-word="false"/>
      <style:text-properties style:font-name="Arial" fo:font-size="10pt" officeooo:rsid="0006c6a3" officeooo:paragraph-rsid="0006c6a3" style:font-size-asian="8.75pt" style:font-size-complex="10pt"/>
    </style:style>
    <style:style style:name="P2" style:family="paragraph" style:parent-style-name="Standard">
      <style:paragraph-properties fo:line-height="122%" fo:text-align="center" style:justify-single-word="false"/>
      <style:text-properties style:font-name="Arial" fo:font-size="28pt" officeooo:rsid="0006c6a3" officeooo:paragraph-rsid="0006c6a3" style:font-size-asian="28pt" style:font-size-complex="28pt"/>
    </style:style>
    <style:style style:name="P3" style:family="paragraph" style:parent-style-name="Standard">
      <style:paragraph-properties fo:line-height="122%" fo:text-align="center" style:justify-single-word="false"/>
      <style:text-properties style:font-name="Arial" fo:font-size="16pt" officeooo:rsid="0006c6a3" officeooo:paragraph-rsid="0006c6a3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plom-Urkunde</text:p>
      <text:p text:style-name="P1"/>
      <text:p text:style-name="P1"/>
      <text:p text:style-name="P1"/>
      <text:p text:style-name="P1">Gemäß § 6 Abs. 1 des Bundesgesetzes über Fachhochschul-Studiengänge (Fachhochschul-</text:p>
      <text:p text:style-name="P1">Studiengesetz - FHStG), BGBl. Nr. 340/1993 idgF,</text:p>
      <text:p text:style-name="P1">verleiht das Fachhochschulkollegium</text:p>
      <text:p text:style-name="P1"/>
      <text:p text:style-name="P3">Herrn Christian Starek, Bsc</text:p>
      <text:p text:style-name="P1"/>
      <text:p text:style-name="P1">geboren am 27.07.1989 in Wien, Österreich, Staatsbürgerschaft Österreich,</text:p>
      <text:p text:style-name="P1">der den Fachhochschul-Master-Studiengang</text:p>
      <text:p text:style-name="P1"/>
      <text:p text:style-name="P3">Biomedical Engineering Sciences</text:p>
      <text:p text:style-name="P1">(Studiengangskennzahl 0228)</text:p>
      <text:p text:style-name="P1"/>
      <text:p text:style-name="P1">an der Fachhochschule Technikum Wien</text:p>
      <text:p text:style-name="P1">durch Ablegung der Master-Prüfung am 30.09.2014 ordnungsgemäß abgeschlossen hat,</text:p>
      <text:p text:style-name="P1">den mit Bescheid des Board der Agentur für Qualitätssicherung und Akkreditierung Austria vom 9.5.2012,</text:p>
      <text:p text:style-name="P1">GZ FH12020016 idgF, gemäß § 6 Abs. 2 FHStG</text:p>
      <text:p text:style-name="P1">festgesetzten akademischen Grad</text:p>
      <text:p text:style-name="P1"/>
      <text:p text:style-name="P3">Master of Science in Engineering</text:p>
      <text:p text:style-name="P1">abgekürzt</text:p>
      <text:p text:style-name="P3">Msc</text:p>
      <text:p text:style-name="P1"/>
      <text:p text:style-name="P1">Wien, 10.11.2014</text:p>
      <text:p text:style-name="P1"/>
      <text:p text:style-name="P1">Für das Fachhochschulkollegium</text:p>
      <text:p text:style-name="P1">Der Rektor</text:p>
      <text:p text:style-name="P1"/>
      <text:p text:style-name="P1"/>
      <text:p text:style-name="P1"/>
      <text:p text:style-name="P1"/>
      <text:p text:style-name="P1">FH-Prof. Dipl.-Ing. Dr. Fritz Schmöllebe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8:32:29.101000000</meta:creation-date>
    <dc:date>2015-10-15T19:03:13.767000000</dc:date>
    <meta:editing-duration>PT14M52S</meta:editing-duration>
    <meta:editing-cycles>1</meta:editing-cycles>
    <meta:document-statistic meta:table-count="0" meta:image-count="0" meta:object-count="0" meta:page-count="1" meta:paragraph-count="21" meta:word-count="100" meta:character-count="811" meta:non-whitespace-character-count="732"/>
    <meta:generator>LibreOffice/4.4.5.2$Windows_x86 LibreOffice_project/a22f674fd25a3b6f45bdebf25400ed2adff0ff99</meta:generator>
  </office:meta>
</office:document-meta>
</file>